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erif"/>
    <style:font-face style:name="calibri1" svg:font-family="calibri, sans-serif"/>
    <style:font-face style:name="monospace" svg:font-family="monospace"/>
    <style:font-face style:name="sans-serif" svg:font-family="sans-serif"/>
    <style:font-face style:name="serif" svg:font-family="serif"/>
    <style:font-face style:name="FreeSans1" svg:font-family="FreeSans" style:font-family-generic="swiss"/>
    <style:font-face style:name="calibri" svg:font-family="calibri, sans-serif" style:font-family-generic="swiss"/>
    <style:font-face style:name="sans-serif1" svg:font-family="sans-serif"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serif" fo:font-size="12pt"/>
    </style:style>
    <style:style style:name="P2" style:family="paragraph" style:parent-style-name="Standard">
      <style:text-properties style:font-name="sans-serif" fo:font-size="12pt" officeooo:paragraph-rsid="001f2fc6"/>
    </style:style>
    <style:style style:name="P3" style:family="paragraph" style:parent-style-name="Standard">
      <style:text-properties style:font-name="sans-serif" fo:font-size="12pt" style:font-size-asian="12pt" style:font-size-complex="12pt"/>
    </style:style>
    <style:style style:name="P4" style:family="paragraph" style:parent-style-name="Standard">
      <style:text-properties style:font-name="sans-serif" fo:font-size="12pt" officeooo:paragraph-rsid="00258c2c" style:font-size-asian="12pt" style:font-size-complex="12pt"/>
    </style:style>
    <style:style style:name="P5" style:family="paragraph" style:parent-style-name="Standard">
      <style:text-properties style:font-name="sans-serif" fo:font-size="12pt" style:text-underline-style="solid" style:text-underline-width="auto" style:text-underline-color="font-color" style:font-size-asian="12pt" style:font-size-complex="12pt"/>
    </style:style>
    <style:style style:name="P6" style:family="paragraph" style:parent-style-name="Standard">
      <style:text-properties style:font-name="sans-serif" fo:font-size="9pt"/>
    </style:style>
    <style:style style:name="P7" style:family="paragraph" style:parent-style-name="Standard">
      <style:text-properties fo:color="#1f497d" style:font-name="sans-serif" fo:font-size="12pt" officeooo:paragraph-rsid="001f2fc6"/>
    </style:style>
    <style:style style:name="P8" style:family="paragraph" style:parent-style-name="Standard">
      <style:text-properties fo:color="#1f497d" style:font-name="sans-serif" fo:font-size="12pt" fo:font-weight="normal" officeooo:rsid="00219640" officeooo:paragraph-rsid="00219640" style:font-weight-asian="normal" style:font-weight-complex="normal"/>
    </style:style>
    <style:style style:name="P9" style:family="paragraph" style:parent-style-name="Standard">
      <style:text-properties fo:color="#1f497d" style:font-name="sans-serif" fo:font-size="12pt" fo:font-weight="bold"/>
    </style:style>
    <style:style style:name="P10" style:family="paragraph" style:parent-style-name="Standard">
      <style:text-properties fo:color="#1f497d" style:font-name="sans-serif" fo:font-size="12pt" fo:font-weight="bold" officeooo:rsid="00219640" officeooo:paragraph-rsid="00219640" style:font-size-asian="12pt" style:font-size-complex="12pt"/>
    </style:style>
    <style:style style:name="P11" style:family="paragraph" style:parent-style-name="Standard">
      <style:text-properties fo:color="#1f497d" style:font-name="sans-serif" fo:font-size="9pt" fo:font-weight="bold" officeooo:rsid="00219640" officeooo:paragraph-rsid="00219640"/>
    </style:style>
    <style:style style:name="P12" style:family="paragraph" style:parent-style-name="Standard">
      <style:text-properties officeooo:paragraph-rsid="001f2fc6"/>
    </style:style>
    <style:style style:name="P13" style:family="paragraph" style:parent-style-name="Standard">
      <style:text-properties fo:font-size="12pt" style:font-size-asian="12pt" style:font-size-complex="12pt"/>
    </style:style>
    <style:style style:name="P14" style:family="paragraph" style:parent-style-name="Standard">
      <style:text-properties style:font-name="sans-serif1" fo:font-size="12pt" officeooo:paragraph-rsid="00219640" style:font-size-asian="12pt" style:font-size-complex="12pt"/>
    </style:style>
    <style:style style:name="P15" style:family="paragraph" style:parent-style-name="Standard">
      <style:text-properties fo:color="#000000" style:font-name="sans-serif" fo:font-size="12pt" style:text-underline-style="solid" style:text-underline-width="auto" style:text-underline-color="font-color" officeooo:paragraph-rsid="00282261" style:font-size-asian="12pt" style:font-size-complex="12pt"/>
    </style:style>
    <style:style style:name="P16" style:family="paragraph" style:parent-style-name="Standard">
      <style:text-properties fo:color="#000000" style:font-name="serif" fo:font-size="12pt" officeooo:paragraph-rsid="00282261"/>
    </style:style>
    <style:style style:name="P17" style:family="paragraph" style:parent-style-name="Standard">
      <style:text-properties style:font-name="serif" fo:font-size="12pt" officeooo:paragraph-rsid="00282261"/>
    </style:style>
    <style:style style:name="P18" style:family="paragraph" style:parent-style-name="Standard">
      <style:text-properties officeooo:rsid="00293a58" officeooo:paragraph-rsid="00293a58"/>
    </style:style>
    <style:style style:name="P19" style:family="paragraph" style:parent-style-name="Standard">
      <style:text-properties style:font-name="monospace" fo:font-size="12pt" style:font-size-asian="12pt" style:font-size-complex="12pt"/>
    </style:style>
    <style:style style:name="P20" style:family="paragraph" style:parent-style-name="Standard">
      <style:text-properties style:font-name="calibri" fo:font-size="12pt" style:text-underline-style="none" style:font-size-asian="12pt" style:font-size-complex="12pt"/>
    </style:style>
    <style:style style:name="P21" style:family="paragraph" style:parent-style-name="Standard">
      <style:text-properties style:font-name="calibri" fo:font-size="12pt" style:text-underline-style="none" officeooo:paragraph-rsid="002f8cb9" style:font-size-asian="12pt" style:font-size-complex="12pt"/>
    </style:style>
    <style:style style:name="P22" style:family="paragraph" style:parent-style-name="Standard">
      <style:text-properties style:font-name="calibri" fo:font-size="12pt" style:text-underline-style="solid" style:text-underline-width="auto" style:text-underline-color="font-color" fo:font-weight="bold" officeooo:paragraph-rsid="002f1a96" style:font-size-asian="12pt" style:font-weight-asian="bold" style:font-size-complex="12pt" style:font-weight-complex="bold"/>
    </style:style>
    <style:style style:name="P23" style:family="paragraph" style:parent-style-name="Text_20_body">
      <style:text-properties fo:color="#1f497d"/>
    </style:style>
    <style:style style:name="P24" style:family="paragraph" style:parent-style-name="Text_20_body">
      <style:text-properties fo:color="#1f497d" style:font-name="calibri1" fo:font-size="11pt" fo:font-weight="bold"/>
    </style:style>
    <style:style style:name="P25" style:family="paragraph" style:parent-style-name="Text_20_body">
      <style:text-properties fo:color="#1f497d" style:font-name="calibri1" fo:font-size="11pt" fo:font-weight="bold" officeooo:rsid="00219640" officeooo:paragraph-rsid="00219640"/>
    </style:style>
    <style:style style:name="P26" style:family="paragraph" style:parent-style-name="Text_20_body">
      <style:text-properties fo:color="#1f497d" style:font-name="calibri1" fo:font-size="11pt" fo:font-weight="bold" officeooo:paragraph-rsid="001f2fc6"/>
    </style:style>
    <style:style style:name="P27" style:family="paragraph" style:parent-style-name="Text_20_body">
      <style:text-properties fo:color="#1f497d" style:font-name="calibri1" fo:font-size="11pt" fo:font-weight="bold" officeooo:paragraph-rsid="00205c59"/>
    </style:style>
    <style:style style:name="P28" style:family="paragraph" style:parent-style-name="Text_20_body">
      <style:text-properties fo:color="#1f497d" style:font-name="calibri1" fo:font-size="11pt" fo:font-weight="bold" officeooo:paragraph-rsid="00207e30"/>
    </style:style>
    <style:style style:name="P29" style:family="paragraph" style:parent-style-name="Text_20_body">
      <style:text-properties fo:color="#1f497d" style:font-name="calibri1" fo:font-size="11pt" fo:font-weight="bold" officeooo:paragraph-rsid="002168a5"/>
    </style:style>
    <style:style style:name="P30" style:family="paragraph" style:parent-style-name="Text_20_body">
      <style:text-properties fo:color="#1f497d" style:font-name="calibri1" fo:font-size="11pt" fo:font-weight="bold" officeooo:paragraph-rsid="00219640"/>
    </style:style>
    <style:style style:name="P31" style:family="paragraph" style:parent-style-name="Text_20_body">
      <style:text-properties fo:color="#1f497d" style:font-name="calibri1" fo:font-size="11pt" fo:font-weight="bold" officeooo:paragraph-rsid="00236127"/>
    </style:style>
    <style:style style:name="P32" style:family="paragraph" style:parent-style-name="Text_20_body">
      <style:text-properties fo:color="#1f497d" style:font-name="calibri1" fo:font-size="11pt" fo:font-weight="bold" officeooo:paragraph-rsid="00282261"/>
    </style:style>
    <style:style style:name="P33" style:family="paragraph" style:parent-style-name="Text_20_body">
      <style:text-properties fo:color="#1f497d" style:font-name="calibri1" fo:font-size="11pt" fo:font-weight="bold" officeooo:paragraph-rsid="00293a58"/>
    </style:style>
    <style:style style:name="P34" style:family="paragraph" style:parent-style-name="Text_20_body">
      <style:text-properties fo:color="#1f497d" style:font-name="calibri1" fo:font-size="11pt" fo:font-weight="bold" officeooo:rsid="00293a58" officeooo:paragraph-rsid="00293a58"/>
    </style:style>
    <style:style style:name="P35" style:family="paragraph" style:parent-style-name="Text_20_body">
      <style:text-properties fo:color="#1f497d" style:font-name="calibri1" fo:font-size="11pt" fo:font-weight="bold" officeooo:rsid="00293a58" officeooo:paragraph-rsid="002f1a96"/>
    </style:style>
    <style:style style:name="P36" style:family="paragraph" style:parent-style-name="Text_20_body">
      <style:text-properties fo:color="#1f497d" style:font-name="calibri1" fo:font-size="11pt" fo:font-weight="bold" officeooo:paragraph-rsid="002b3722"/>
    </style:style>
    <style:style style:name="P37" style:family="paragraph" style:parent-style-name="Text_20_body">
      <style:text-properties fo:color="#1f497d" style:font-name="calibri1" fo:font-size="11pt" fo:font-weight="normal" officeooo:rsid="00219640" officeooo:paragraph-rsid="00219640" style:font-weight-asian="normal" style:font-weight-complex="normal"/>
    </style:style>
    <style:style style:name="P38" style:family="paragraph" style:parent-style-name="Text_20_body">
      <style:text-properties fo:color="#1f497d" style:font-name="calibri1" fo:font-size="11pt" fo:font-weight="normal" officeooo:rsid="00282261" officeooo:paragraph-rsid="00282261" style:font-weight-asian="normal" style:font-weight-complex="normal"/>
    </style:style>
    <style:style style:name="P39" style:family="paragraph" style:parent-style-name="Text_20_body">
      <style:text-properties fo:color="#1f497d" style:font-name="calibri1" fo:font-size="11pt" style:text-underline-style="solid" style:text-underline-width="auto" style:text-underline-color="font-color" fo:font-weight="normal" officeooo:rsid="00282261" officeooo:paragraph-rsid="00282261" style:font-weight-asian="normal" style:font-weight-complex="normal"/>
    </style:style>
    <style:style style:name="P40" style:family="paragraph" style:parent-style-name="Text_20_body">
      <style:text-properties fo:color="#1f497d" style:font-name="calibri1" fo:font-size="11pt" style:text-underline-style="solid" style:text-underline-width="auto" style:text-underline-color="font-color" fo:font-weight="normal" officeooo:rsid="00293a58" officeooo:paragraph-rsid="00293a58" style:font-weight-asian="normal" style:font-weight-complex="normal"/>
    </style:style>
    <style:style style:name="P41" style:family="paragraph" style:parent-style-name="Text_20_body">
      <style:text-properties fo:color="#1f497d" style:font-name="calibri1" fo:font-size="12pt" fo:font-weight="bold" officeooo:rsid="00258c2c" officeooo:paragraph-rsid="00258c2c" style:font-size-asian="12pt" style:font-size-complex="12pt"/>
    </style:style>
    <style:style style:name="P42" style:family="paragraph" style:parent-style-name="Text_20_body">
      <style:text-properties fo:color="#1f497d" style:font-name="calibri1" fo:font-size="12pt" fo:font-weight="normal" officeooo:rsid="00258c2c" officeooo:paragraph-rsid="00258c2c" style:font-size-asian="12pt" style:font-weight-asian="normal" style:font-size-complex="12pt" style:font-weight-complex="normal"/>
    </style:style>
    <style:style style:name="P43" style:family="paragraph" style:parent-style-name="Text_20_body">
      <style:text-properties fo:color="#1f497d" officeooo:paragraph-rsid="001f2fc6"/>
    </style:style>
    <style:style style:name="P44" style:family="paragraph" style:parent-style-name="Text_20_body">
      <style:text-properties fo:color="#1f497d" officeooo:paragraph-rsid="00205c59"/>
    </style:style>
    <style:style style:name="P45" style:family="paragraph" style:parent-style-name="Text_20_body">
      <style:text-properties fo:color="#1f497d" officeooo:rsid="00205c59" officeooo:paragraph-rsid="00205c59"/>
    </style:style>
    <style:style style:name="P46" style:family="paragraph" style:parent-style-name="Text_20_body">
      <style:text-properties officeooo:paragraph-rsid="00205c59"/>
    </style:style>
    <style:style style:name="P47" style:family="paragraph" style:parent-style-name="Text_20_body">
      <style:text-properties fo:color="#000000"/>
    </style:style>
    <style:style style:name="P48" style:family="paragraph" style:parent-style-name="Text_20_body">
      <style:text-properties fo:color="#000000" officeooo:paragraph-rsid="00207e30"/>
    </style:style>
    <style:style style:name="P49" style:family="paragraph" style:parent-style-name="Text_20_body">
      <style:text-properties fo:color="#000000" officeooo:rsid="00205c59" officeooo:paragraph-rsid="00205c59"/>
    </style:style>
    <style:style style:name="P50" style:family="paragraph" style:parent-style-name="Text_20_body">
      <style:text-properties fo:color="#000000" style:font-name="calibri1" fo:font-size="11pt" fo:font-weight="normal" officeooo:rsid="00293a58" officeooo:paragraph-rsid="00293a58" style:font-weight-asian="normal" style:font-weight-complex="normal"/>
    </style:style>
    <style:style style:name="P51" style:family="paragraph" style:parent-style-name="Text_20_body">
      <style:text-properties fo:color="#000000" style:font-name="calibri1" fo:font-size="11pt" fo:font-weight="normal" officeooo:rsid="00282261" officeooo:paragraph-rsid="00282261" style:font-weight-asian="normal" style:font-weight-complex="normal"/>
    </style:style>
    <style:style style:name="P52" style:family="paragraph" style:parent-style-name="Text_20_body">
      <style:text-properties fo:color="#000000" style:font-name="calibri1" fo:font-size="11pt" fo:font-weight="bold" officeooo:paragraph-rsid="00282261"/>
    </style:style>
    <style:style style:name="P53" style:family="paragraph" style:parent-style-name="Text_20_body">
      <style:text-properties fo:color="#000000" style:font-name="calibri" fo:font-size="12pt" style:text-underline-style="solid" style:text-underline-width="auto" style:text-underline-color="font-color" fo:font-weight="normal" officeooo:rsid="002f1a96" officeooo:paragraph-rsid="002f1a96" style:font-size-asian="12pt" style:font-weight-asian="normal" style:font-size-complex="12pt" style:font-weight-complex="normal"/>
    </style:style>
    <style:style style:name="P54" style:family="paragraph" style:parent-style-name="Text_20_body">
      <style:text-properties fo:color="#000000" style:font-name="calibri" fo:font-size="12pt" style:text-underline-style="none" fo:font-weight="normal" officeooo:rsid="002f1a96" officeooo:paragraph-rsid="002f1a96" style:font-size-asian="12pt" style:font-weight-asian="normal" style:font-size-complex="12pt" style:font-weight-complex="normal"/>
    </style:style>
    <style:style style:name="P55" style:family="paragraph" style:parent-style-name="Text_20_body">
      <style:text-properties officeooo:paragraph-rsid="00207e30"/>
    </style:style>
    <style:style style:name="P56" style:family="paragraph" style:parent-style-name="Text_20_body">
      <style:text-properties officeooo:paragraph-rsid="002168a5"/>
    </style:style>
    <style:style style:name="P57" style:family="paragraph" style:parent-style-name="Text_20_body">
      <style:text-properties officeooo:paragraph-rsid="00219640"/>
    </style:style>
    <style:style style:name="P58" style:family="paragraph" style:parent-style-name="Text_20_body">
      <style:text-properties officeooo:paragraph-rsid="00236127"/>
    </style:style>
    <style:style style:name="P59" style:family="paragraph" style:parent-style-name="Text_20_body">
      <style:text-properties officeooo:paragraph-rsid="002b3722"/>
    </style:style>
    <style:style style:name="P60" style:family="paragraph" style:parent-style-name="Text_20_body">
      <style:paragraph-properties fo:margin-top="0cm" fo:margin-bottom="0.499cm" style:contextual-spacing="false"/>
      <style:text-properties officeooo:paragraph-rsid="00207e30"/>
    </style:style>
    <style:style style:name="P61" style:family="paragraph" style:parent-style-name="Heading_20_3">
      <style:paragraph-properties fo:margin-top="0cm" fo:margin-bottom="0.499cm" style:contextual-spacing="false"/>
      <style:text-properties officeooo:paragraph-rsid="00207e30"/>
    </style:style>
    <style:style style:name="P62" style:family="paragraph" style:parent-style-name="Preformatted_20_Text">
      <style:paragraph-properties fo:margin-top="0cm" fo:margin-bottom="0.499cm" style:contextual-spacing="false"/>
      <style:text-properties fo:color="#000000" fo:font-weight="normal" officeooo:paragraph-rsid="00207e30" style:font-weight-asian="normal" style:font-weight-complex="normal"/>
    </style:style>
    <style:style style:name="P63" style:family="paragraph" style:parent-style-name="Preformatted_20_Text">
      <style:text-properties officeooo:paragraph-rsid="00207e30"/>
    </style:style>
    <style:style style:name="P64" style:family="paragraph" style:parent-style-name="Heading_20_3">
      <style:text-properties officeooo:paragraph-rsid="00207e30"/>
    </style:style>
    <style:style style:name="P65" style:family="paragraph" style:parent-style-name="Heading_20_4">
      <style:text-properties fo:color="#000000" fo:font-weight="normal" officeooo:paragraph-rsid="00207e30" style:font-weight-asian="normal" style:font-weight-complex="normal"/>
    </style:style>
    <style:style style:name="P66" style:family="paragraph" style:parent-style-name="Table_20_Contents">
      <style:paragraph-properties fo:margin-top="0cm" fo:margin-bottom="0.499cm" style:contextual-spacing="false"/>
      <style:text-properties fo:color="#1f497d" style:font-name="calibri" fo:font-size="12pt" style:text-underline-style="none" fo:font-weight="normal" officeooo:rsid="003320d7" officeooo:paragraph-rsid="00349dfa" style:font-size-asian="12pt" style:font-weight-asian="normal" style:font-size-complex="12pt" style:font-weight-complex="normal"/>
    </style:style>
    <style:style style:name="P67" style:family="paragraph" style:parent-style-name="Table_20_Contents">
      <style:paragraph-properties fo:margin-top="0cm" fo:margin-bottom="0.499cm" style:contextual-spacing="false"/>
      <style:text-properties officeooo:paragraph-rsid="0035642c"/>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2">
      <style:text-properties officeooo:paragraph-rsid="00263a11"/>
    </style:style>
    <style:style style:name="P71" style:family="paragraph" style:parent-style-name="Text_20_body" style:list-style-name="L3">
      <style:text-properties officeooo:paragraph-rsid="00207e30"/>
    </style:style>
    <style:style style:name="P72" style:family="paragraph" style:parent-style-name="Text_20_body" style:list-style-name="L4">
      <style:text-properties officeooo:paragraph-rsid="00207e30"/>
    </style:style>
    <style:style style:name="P73" style:family="paragraph" style:parent-style-name="Text_20_body" style:list-style-name="L5">
      <style:text-properties officeooo:paragraph-rsid="00207e30"/>
    </style:style>
    <style:style style:name="P74" style:family="paragraph" style:parent-style-name="Text_20_body" style:list-style-name="L6">
      <style:paragraph-properties fo:text-align="justify" style:justify-single-word="false"/>
    </style:style>
    <style:style style:name="P75" style:family="paragraph" style:parent-style-name="Text_20_body">
      <style:text-properties fo:color="#000000" style:font-name="calibri" fo:font-size="12pt" style:text-underline-style="solid" style:text-underline-width="auto" style:text-underline-color="font-color" fo:font-weight="normal" officeooo:rsid="002f1a96" officeooo:paragraph-rsid="002f1a96" style:font-size-asian="12pt" style:font-weight-asian="normal" style:font-size-complex="12pt" style:font-weight-complex="normal"/>
    </style:style>
    <style:style style:name="P76" style:family="paragraph" style:parent-style-name="Text_20_body">
      <style:text-properties fo:color="#000000" style:font-name="calibri" fo:font-size="12pt" style:text-underline-style="none" fo:font-weight="normal" officeooo:rsid="002f1a96" officeooo:paragraph-rsid="002f1a96" style:font-size-asian="12pt" style:font-weight-asian="normal" style:font-size-complex="12pt" style:font-weight-complex="normal"/>
    </style:style>
    <style:style style:name="P77" style:family="paragraph" style:parent-style-name="Text_20_body">
      <style:text-properties fo:color="#1f497d" style:font-name="calibri" fo:font-size="12pt" style:text-underline-style="solid" style:text-underline-width="auto" style:text-underline-color="font-color" fo:font-weight="normal" officeooo:rsid="002f1a96" officeooo:paragraph-rsid="00331250" style:font-size-asian="12pt" style:font-weight-asian="normal" style:font-size-complex="12pt" style:font-weight-complex="normal"/>
    </style:style>
    <style:style style:name="P78" style:family="paragraph" style:parent-style-name="Text_20_body">
      <style:text-properties fo:color="#1f497d" style:font-name="calibri" fo:font-size="12pt" style:text-underline-style="none" fo:font-weight="normal" officeooo:rsid="002f1a96" officeooo:paragraph-rsid="00331250" style:font-size-asian="12pt" style:font-weight-asian="normal" style:font-size-complex="12pt" style:font-weight-complex="normal"/>
    </style:style>
    <style:style style:name="P79" style:family="paragraph" style:parent-style-name="Text_20_body">
      <style:text-properties fo:color="#1f497d" style:font-name="calibri" fo:font-size="12pt" style:text-underline-style="none" fo:font-weight="normal" officeooo:rsid="003320d7" officeooo:paragraph-rsid="003320d7" style:font-size-asian="12pt" style:font-weight-asian="normal" style:font-size-complex="12pt" style:font-weight-complex="normal"/>
    </style:style>
    <style:style style:name="P80" style:family="paragraph" style:parent-style-name="Text_20_body">
      <style:text-properties fo:color="#1f497d" style:font-name="calibri" fo:font-size="12pt" style:text-underline-style="none" fo:font-weight="normal" officeooo:rsid="0035642c" officeooo:paragraph-rsid="0035642c" style:font-size-asian="12pt" style:font-weight-asian="normal" style:font-size-complex="12pt" style:font-weight-complex="normal"/>
    </style:style>
    <style:style style:name="P81" style:family="paragraph" style:parent-style-name="Text_20_body">
      <style:text-properties fo:color="#1f497d" style:font-name="calibri" fo:font-size="12pt" style:text-underline-style="none" fo:font-weight="normal" officeooo:rsid="0035642c" officeooo:paragraph-rsid="003699f6" style:font-size-asian="12pt" style:font-weight-asian="normal" style:font-size-complex="12pt" style:font-weight-complex="normal"/>
    </style:style>
    <style:style style:name="P82" style:family="paragraph" style:parent-style-name="Text_20_body">
      <style:text-properties fo:color="#1f497d" style:font-name="calibri" fo:font-size="12pt" style:text-underline-style="none" fo:font-weight="normal" officeooo:rsid="003699f6" officeooo:paragraph-rsid="003699f6" style:font-size-asian="12pt" style:font-weight-asian="normal" style:font-size-complex="12pt" style:font-weight-complex="normal"/>
    </style:style>
    <style:style style:name="P83" style:family="paragraph" style:parent-style-name="Text_20_body">
      <style:text-properties fo:color="#1f497d" style:font-name="calibri" fo:font-size="12pt" style:text-underline-style="none" fo:font-weight="normal" officeooo:rsid="00388a3c" officeooo:paragraph-rsid="00388a3c" style:font-size-asian="12pt" style:font-weight-asian="normal" style:font-size-complex="12pt" style:font-weight-complex="normal"/>
    </style:style>
    <style:style style:name="P84" style:family="paragraph" style:parent-style-name="Text_20_body">
      <style:text-properties officeooo:paragraph-rsid="003320d7"/>
    </style:style>
    <style:style style:name="P85" style:family="paragraph" style:parent-style-name="Text_20_body" style:list-style-name="L1">
      <style:paragraph-properties fo:margin-top="0cm" fo:margin-bottom="0cm" style:contextual-spacing="false"/>
    </style:style>
    <style:style style:name="P86" style:family="paragraph" style:parent-style-name="Text_20_body" style:list-style-name="L2">
      <style:paragraph-properties fo:margin-top="0cm" fo:margin-bottom="0cm" style:contextual-spacing="false"/>
    </style:style>
    <style:style style:name="P87" style:family="paragraph" style:parent-style-name="Text_20_body" style:list-style-name="L3">
      <style:paragraph-properties fo:margin-top="0cm" fo:margin-bottom="0cm" style:contextual-spacing="false"/>
      <style:text-properties officeooo:paragraph-rsid="00207e30"/>
    </style:style>
    <style:style style:name="P88" style:family="paragraph" style:parent-style-name="Text_20_body" style:list-style-name="L4">
      <style:paragraph-properties fo:margin-top="0cm" fo:margin-bottom="0cm" style:contextual-spacing="false"/>
      <style:text-properties officeooo:paragraph-rsid="00207e30"/>
    </style:style>
    <style:style style:name="P89" style:family="paragraph" style:parent-style-name="Text_20_body" style:list-style-name="L5">
      <style:paragraph-properties fo:margin-top="0cm" fo:margin-bottom="0cm" style:contextual-spacing="false"/>
      <style:text-properties officeooo:paragraph-rsid="00207e30"/>
    </style:style>
    <style:style style:name="P90" style:family="paragraph" style:parent-style-name="Text_20_body" style:list-style-name="L6">
      <style:paragraph-properties fo:margin-top="0cm" fo:margin-bottom="0cm" style:contextual-spacing="false" fo:text-align="justify" style:justify-single-word="false"/>
    </style:style>
    <style:style style:name="P91" style:family="paragraph" style:parent-style-name="Heading_20_3">
      <style:text-properties fo:color="#1f497d" style:font-name="calibri" fo:font-size="12pt" style:text-underline-style="solid" style:text-underline-width="auto" style:text-underline-color="font-color" fo:font-weight="normal" officeooo:rsid="002f1a96" officeooo:paragraph-rsid="00331250" style:font-size-asian="12pt" style:font-weight-asian="normal" style:font-size-complex="12pt" style:font-weight-complex="normal"/>
    </style:style>
    <style:style style:name="P92" style:family="paragraph" style:parent-style-name="Heading_20_2">
      <style:text-properties fo:color="#1f497d" style:font-name="calibri1" fo:font-size="12pt" fo:font-weight="bold" officeooo:rsid="00258c2c" officeooo:paragraph-rsid="00258c2c" style:font-size-asian="12pt" style:font-size-complex="12pt"/>
    </style:style>
    <style:style style:name="P93" style:family="paragraph" style:parent-style-name="Heading_20_2">
      <style:text-properties fo:color="#1f497d" style:font-name="calibri" fo:font-size="12pt" style:text-underline-style="none" fo:font-weight="normal" officeooo:rsid="003320d7" officeooo:paragraph-rsid="003320d7" style:font-size-asian="12pt" style:font-weight-asian="normal" style:font-size-complex="12pt" style:font-weight-complex="normal"/>
    </style:style>
    <style:style style:name="P94" style:family="paragraph" style:parent-style-name="Heading_20_1">
      <style:text-properties fo:color="#1f497d" style:font-name="calibri" fo:font-size="12pt" style:text-underline-style="none" fo:font-weight="normal" officeooo:rsid="002f1a96" officeooo:paragraph-rsid="00331250" style:font-size-asian="12pt" style:font-weight-asian="normal" style:font-size-complex="12pt" style:font-weight-complex="normal"/>
    </style:style>
    <style:style style:name="P95" style:family="paragraph" style:parent-style-name="Heading_20_1">
      <style:paragraph-properties fo:margin-top="0cm" fo:margin-bottom="0.499cm" style:contextual-spacing="false"/>
      <style:text-properties fo:color="#1f497d" style:font-name="calibri" fo:font-size="12pt" style:text-underline-style="none" fo:font-weight="normal" officeooo:rsid="003320d7" officeooo:paragraph-rsid="00349dfa" style:font-size-asian="12pt" style:font-weight-asian="normal" style:font-size-complex="12pt" style:font-weight-complex="normal"/>
    </style:style>
    <style:style style:name="T1" style:family="text">
      <style:text-properties style:font-name="calibri1" fo:font-size="11pt"/>
    </style:style>
    <style:style style:name="T2" style:family="text">
      <style:text-properties style:font-name="calibri1" fo:font-size="11pt" fo:font-weight="bold"/>
    </style:style>
    <style:style style:name="T3" style:family="text">
      <style:text-properties style:font-name="calibri1" fo:font-size="11pt" officeooo:rsid="003699f6"/>
    </style:style>
    <style:style style:name="T4" style:family="text">
      <style:text-properties style:font-name="sans-serif"/>
    </style:style>
    <style:style style:name="T5" style:family="text">
      <style:text-properties style:font-name="sans-serif" fo:font-size="12pt"/>
    </style:style>
    <style:style style:name="T6" style:family="text">
      <style:text-properties style:font-name="sans-serif" fo:font-size="7.5pt"/>
    </style:style>
    <style:style style:name="T7" style:family="text">
      <style:text-properties fo:color="#000000"/>
    </style:style>
    <style:style style:name="T8" style:family="text">
      <style:text-properties fo:color="#000000" fo:font-weight="normal" style:font-weight-asian="normal" style:font-weight-complex="normal"/>
    </style:style>
    <style:style style:name="T9" style:family="text">
      <style:text-properties fo:color="#000000" officeooo:rsid="002f1a96"/>
    </style:style>
    <style:style style:name="T10" style:family="text">
      <style:text-properties fo:color="#000000" style:text-underline-style="solid" style:text-underline-width="auto" style:text-underline-color="font-color"/>
    </style:style>
    <style:style style:name="T11" style:family="text">
      <style:text-properties fo:color="#1f497d"/>
    </style:style>
    <style:style style:name="T12" style:family="text">
      <style:text-properties fo:color="#1f497d" style:font-name="calibri1" fo:font-size="11pt" fo:font-weight="bold"/>
    </style:style>
    <style:style style:name="T13" style:family="text">
      <style:text-properties fo:color="#1f497d" fo:font-weight="bold" officeooo:rsid="00219640"/>
    </style:style>
    <style:style style:name="T14" style:family="text">
      <style:text-properties fo:color="#1f497d" fo:font-weight="normal" officeooo:rsid="00219640" style:font-weight-asian="normal" style:font-weight-complex="normal"/>
    </style:style>
    <style:style style:name="T15" style:family="text">
      <style:text-properties fo:color="#1f497d" style:font-name="calibri" fo:font-size="12pt" style:text-underline-style="none" fo:font-weight="normal" officeooo:rsid="003320d7" style:font-size-asian="12pt" style:font-weight-asian="normal" style:font-size-complex="12pt" style:font-weight-complex="normal"/>
    </style:style>
    <style:style style:name="T16" style:family="text">
      <style:text-properties fo:color="#1f497d" style:font-name="calibri" fo:font-size="12pt" style:text-underline-style="none" fo:font-weight="normal" officeooo:rsid="002f1a96" style:font-size-asian="12pt" style:font-weight-asian="normal" style:font-size-complex="12pt" style:font-weight-complex="normal"/>
    </style:style>
    <style:style style:name="T17" style:family="text">
      <style:text-properties style:text-underline-style="none"/>
    </style:style>
    <style:style style:name="T18" style:family="text">
      <style:text-properties style:font-name="monospace"/>
    </style:style>
    <style:style style:name="T19" style:family="text">
      <style:text-properties fo:font-weight="normal" style:font-weight-asian="normal" style:font-weight-complex="normal"/>
    </style:style>
    <style:style style:name="T20" style:family="text">
      <style:text-properties officeooo:rsid="00282261"/>
    </style:style>
    <style:style style:name="T21" style:family="text">
      <style:text-properties fo:font-style="italic" style:font-style-asian="italic" style:font-style-complex="italic"/>
    </style:style>
    <style:style style:name="T22" style:family="text">
      <style:text-properties style:text-underline-style="solid" style:text-underline-width="auto" style:text-underline-color="font-color"/>
    </style:style>
    <style:style style:name="T23" style:family="text">
      <style:text-properties officeooo:rsid="002f8cb9"/>
    </style:style>
    <style:style style:name="T24" style:family="text">
      <style:text-properties style:font-name="Consolas"/>
    </style:style>
    <style:style style:name="T25" style:family="text">
      <style:text-properties fo:color="#444444" fo:background-color="#eeeeee" loext:char-shading-value="0"/>
    </style:style>
    <style:style style:name="T26" style:family="text">
      <style:text-properties fo:color="#444444" fo:background-color="#fafafa" loext:char-shading-value="0"/>
    </style:style>
    <style:style style:name="T27" style:family="text">
      <style:text-properties fo:color="#444444" style:font-name="Consolas" fo:background-color="#eeeeee" loext:char-shading-value="0" fo:padding="0cm" fo:border="none"/>
    </style:style>
    <style:style style:name="T28" style:family="text">
      <style:text-properties officeooo:rsid="00331250"/>
    </style:style>
    <style:style style:name="T29" style:family="text">
      <style:text-properties style:text-position="33% 80%"/>
    </style:style>
    <style:style style:name="T30" style:family="text">
      <style:text-properties fo:color="#800000"/>
    </style:style>
    <style:style style:name="T31" style:family="text">
      <style:text-properties officeooo:rsid="00349dfa"/>
    </style:style>
    <style:style style:name="T32" style:family="text">
      <style:text-properties officeooo:rsid="0035642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rash Dump Analysis 2014/2015</text:p>
      <text:p text:style-name="P6"/>
      <text:p text:style-name="P3">What else can produce oops/panic?</text:p>
      <text:p text:style-name="P14"><text:span text:style-name="T14">BUG_ON</text:span><text:span text:style-name="T13"> </text:span>seen in the example – hard assertion</text:p>
      <text:p text:style-name="P3">- Memory paging related faults</text:p>
      <text:p text:style-name="P19">BUG: unable to handle kernel paging request</text:p>
      <text:p text:style-name="P19">... handle NULL pointer dereference</text:p>
      <text:p text:style-name="P13">” <text:span text:style-name="T4">(when bad_addr &lt; PAGE_SIZE)</text:span></text:p>
      <text:p text:style-name="P3">- Corrupted page table</text:p>
      <text:p text:style-name="P3">- Kernel trying to execute NX-protected page</text:p>
      <text:p text:style-name="P3">- Kernel trying to execute userspace page (Intel SMEP)</text:p>
      <text:p text:style-name="P3">- Failed bounds check in kernel mode (Intel MPX feature)</text:p>
      <text:p text:style-name="P3">- General protection fault, unhandled double fault</text:p>
      <text:p text:style-name="P10">Soft lockup</text:p>
      <text:p text:style-name="P3">- CPU spent 20s in kernel without reaching a schedule point</text:p>
      <text:p text:style-name="P3">- A warning, unless config/bootparam <text:span text:style-name="T18">softlockup_panic </text:span>enabled</text:p>
      <text:p text:style-name="P3"><text:s text:c="5"/>- Soft lockup can be harmless, so not good idea in production</text:p>
      <text:p text:style-name="P5">Hard lockup</text:p>
      <text:p text:style-name="P4">- <text:s/>CPU spent 10s with disabled interrupts </text:p>
      <text:p text:style-name="P4">Detection of both combines several generic mechanisms </text:p>
      <text:p text:style-name="P4"><text:tab/>- High priority kernel watchdog thread updates soft lockup timestamp</text:p>
      <text:p text:style-name="P3">- hrtimer set to deliver periodic interrupts, increments hard lockup <text:s/>counter and wakes up the watchdog thread</text:p>
      <text:p text:style-name="P3">- NMI perf event checks if hrtimers interrupts were processed and if <text:s/>watchdog thread was scheduled</text:p>
      <text:p text:style-name="P42">Hung task check</text:p>
      <text:p text:style-name="P42">RCU stall detector</text:p>
      <text:p text:style-name="P42">Several other debugging config options (later)</text:p>
      <text:h text:style-name="P92" text:outline-level="2"><text:bookmark text:name="interrupts"/>Interrupts</text:h>
      <text:p text:style-name="P41">Process context vs. Interrupt context</text:p>
      <text:list xml:id="list4924770236580993008" text:style-name="L1">
        <text:list-item>
          <text:list>
            <text:list-item>
              <text:p text:style-name="P68">system calls run in process context – can sleep</text:p>
            </text:list-item>
            <text:list-item>
              <text:p text:style-name="P68">interrupt handlers run in interrupt context – cannot sleep</text:p>
            </text:list-item>
          </text:list>
        </text:list-item>
        <text:list-item>
          <text:p text:style-name="P68">Interrupt handler</text:p>
          <text:list>
            <text:list-item>
              <text:p text:style-name="P85">single interrupt will not nest, so hander need not be reentrant </text:p>
              <text:list>
                <text:list-item>
                  <text:p text:style-name="P85">but handler can be interrupted by a different interrupt </text:p>
                </text:list-item>
              </text:list>
            </text:list-item>
            <text:list-item>
              <text:p text:style-name="P85">only time-critical stuff in handlers </text:p>
              <text:list>
                <text:list-item>
                  <text:p text:style-name="P85">push rest to bottom half </text:p>
                </text:list-item>
              </text:list>
            </text:list-item>
            <text:list-item>
              <text:p text:style-name="P68">all handlers share one interrupt stack per processor</text:p>
            </text:list-item>
          </text:list>
        </text:list-item>
      </text:list>
      <text:h text:style-name="P92" text:outline-level="2"><text:bookmark text:name="spinlocks"/>Spin Locks</text:h>
      <text:p text:style-name="P41"><text:span text:style-name="Source_20_Text"><text:span text:style-name="T8">spin_lock()</text:span></text:span><text:span text:style-name="T8"> / </text:span><text:span text:style-name="Source_20_Text"><text:span text:style-name="T8">spin_unlock()</text:span></text:span></text:p>
      <text:list xml:id="list6060231926290760345" text:style-name="L2">
        <text:list-item>
          <text:list>
            <text:list-item>
              <text:p text:style-name="P86">must not lose CPU while holding a spin lock </text:p>
              <text:list>
                <text:list-item>
                  <text:p text:style-name="P86">other threads will wait for the lock for a long time </text:p>
                </text:list-item>
              </text:list>
            </text:list-item>
            <text:list-item>
              <text:p text:style-name="P86"><text:soft-page-break/>spin_lock() prevents kernel preemption by ++preempt_count </text:p>
              <text:list>
                <text:list-item>
                  <text:p text:style-name="P86">in uniprocessor, that’s all spin_lock() does </text:p>
                </text:list-item>
              </text:list>
            </text:list-item>
            <text:list-item>
              <text:p text:style-name="P86">must NOT call any function that can potentially sleep </text:p>
              <text:list>
                <text:list-item>
                  <text:p text:style-name="P86">ex) kmalloc, copy_from_user </text:p>
                </text:list-item>
              </text:list>
            </text:list-item>
            <text:list-item>
              <text:p text:style-name="P86">hardware interrupt is ok unless the interrupt handler may try to lock this spin lock </text:p>
              <text:list>
                <text:list-item>
                  <text:p text:style-name="P86">spin lock not recursive: same thread locking twice will deadlock </text:p>
                </text:list-item>
              </text:list>
            </text:list-item>
            <text:list-item>
              <text:p text:style-name="P70">keep the critical section as small as possible</text:p>
            </text:list-item>
          </text:list>
          <text:p text:style-name="P70"><text:span text:style-name="Source_20_Text">spin_lock_irqsave()</text:span> / <text:span text:style-name="Source_20_Text">spin_unlock_irqrestore()</text:span></text:p>
          <text:list text:continue-numbering="true">
            <text:list-item>
              <text:p text:style-name="P69">disable all interrupts on local CPU, lock, unlock, restore interrupts to how it was before</text:p>
            </text:list-item>
            <text:list-item>
              <text:p text:style-name="P69">need to use this version if the lock is something that an interrupt handler may try to acquire</text:p>
            </text:list-item>
            <text:list-item>
              <text:p text:style-name="P69">no need to worry about interrupts on other CPUs – spin lock will work normally</text:p>
            </text:list-item>
            <text:list-item>
              <text:p text:style-name="P69">again, no need to spin in uniproc – just ++preempt_count &amp; disable irq</text:p>
            </text:list-item>
          </text:list>
        </text:list-item>
        <text:list-item>
          <text:p text:style-name="P69"><text:span text:style-name="Source_20_Text">spin_lock_irq()</text:span> / <text:span text:style-name="Source_20_Text">spin_unlock_irq()</text:span></text:p>
          <text:list>
            <text:list-item>
              <text:p text:style-name="P69">disable &amp; enable irq assuming it was disabled to begin with</text:p>
            </text:list-item>
            <text:list-item>
              <text:p text:style-name="P69">should not be used in most cases</text:p>
            </text:list-item>
          </text:list>
        </text:list-item>
      </text:list>
      <text:p text:style-name="P41"/>
      <text:p text:style-name="P41"/>
      <text:p text:style-name="P25">the process for porting Android (and Linux) onto a ARM based platform.</text:p>
      <text:p text:style-name="P37">Porting Android on ARM based target platforms can be divided in two stages:</text:p>
      <text:p text:style-name="P8">Stage 1:</text:p>
      <text:p text:style-name="P1"><text:tab/>Porting Linux Following are the main steps for porting Linux:</text:p>
      <text:p text:style-name="P1">oDownload the patches of Linux Kernel for supporting PXA310 processor.</text:p>
      <text:p text:style-name="P1">oPrepare the ARM based tool chain for compilation of Linux source code.</text:p>
      <text:p text:style-name="P1">oChoose and Configure boot loader as per target board.</text:p>
      <text:p text:style-name="P1">oCompile the boot loader.</text:p>
      <text:p text:style-name="P1">oConfigure Linux kernel as per target platform (this may require developing some additional device drivers or customization of the existing device drivers for the reference design board) .</text:p>
      <text:p text:style-name="P1">oCompile the Linux kernel source</text:p>
      <text:p text:style-name="P1">oBurn compressed Linux image on the target platform</text:p>
      <text:p text:style-name="P37"/>
      <text:p text:style-name="P9">Stage 2:</text:p>
      <text:p text:style-name="P1">Porting Android</text:p>
      <text:p text:style-name="P1"><text:span text:style-name="T17">Following</text:span> are the main steps for porting Android:</text:p>
      <text:p text:style-name="P1">oDownload the patches for Android</text:p>
      <text:p text:style-name="P1">oUpdate RIL (Radio Interface Library) for target platform</text:p>
      <text:p text:style-name="P1">oUpdate Board specific components such as Codec, Camera,</text:p>
      <text:p text:style-name="P1"><text:soft-page-break/>Audio, Wifi, Power Management, Bluetooth etc.</text:p>
      <text:p text:style-name="P1">oCompile Android source code</text:p>
      <text:p text:style-name="P1">oBurn system image on Target platform</text:p>
      <text:p text:style-name="P24"/>
      <text:p text:style-name="P24">Below are the questions INTEL.</text:p>
      <text:p text:style-name="P23"> </text:p>
      <text:p text:style-name="P24">Telephonic interview:</text:p>
      <text:p text:style-name="P26">- What are the components in the Linux power management?</text:p>
      <text:p text:style-name="P7">Power management (PM) is a key feature for most computing platforms. PM </text:p>
      <text:p text:style-name="P1">provides various benefits: </text:p>
      <text:p text:style-name="P2">increasing battery life; lowering heat emission; </text:p>
      <text:p text:style-name="P1">lowering carbon footprint; and increasing the longevity of devices such as panels, hard disk drives, and internal components. Implementing power management is a complex undertaking involving seamless interaction among several hardware and software components. </text:p>
      <text:p text:style-name="P1">Before implementing PM, it is important to understand the available hardware </text:p>
      <text:p text:style-name="P1">support for the various devices , among them CPU, DRAM, Flash, hard drive, radio,Bluetooth*/WiFi/3G, and display.Some examples of hardware PM include:</text:p>
      <text:p text:style-name="Standard">• <text:span text:style-name="T5">CPU: HLT, Stop Clock, SpeedStep</text:span><text:span text:style-name="T6">®</text:span></text:p>
      <text:p text:style-name="P12">• <text:span text:style-name="T5">Display: Blanking, dimming,Energy Star, power-save mode.</text:span></text:p>
      <text:p text:style-name="Standard">• <text:span text:style-name="T5">Graphics Controller: Powering down (completely off or into an intermediate <text:s/><text:tab/>power state).</text:span></text:p>
      <text:p text:style-name="Standard">• <text:span text:style-name="T5">Hard Drive/CD-ROM: Spin down</text:span></text:p>
      <text:p text:style-name="Standard">• <text:span text:style-name="T5">Network/NIC: Wake on LAN</text:span></text:p>
      <text:p text:style-name="Standard">• <text:span text:style-name="T5">USB: Device power state transitions (mouse, USB drives, speakers); Wake </text:span></text:p>
      <text:p text:style-name="P1"><text:tab/>on access (mouse movement, R/W access, input signal)</text:p>
      <text:p text:style-name="Standard">• <text:span text:style-name="T5">BIOS: ACPI S3/S4 platform behaviors, video repost, CPU PM settings <text:s/>(states enabled, CPU fan throttling), and platform settings (e.g., thermal <text:s/>low/high watermarks, chassis fan throttling).</text:span></text:p>
      <text:p text:style-name="P43"/>
      <text:p text:style-name="P43"/>
      <text:p text:style-name="P27">- What is early suspend and late resume?</text:p>
      <text:p text:style-name="P45"><text:tab/>With normal suspend and resume, the system can be either on with all devices running, or the system is suspended, where devices are shutdown (hopefully saving power). </text:p>
      <text:p text:style-name="P45"><text:tab/>Earlysuspend provided a bit more of a gradient of states between on and suspended. <text:s/>The device may be still running, say playing some music, but the screen is off. <text:s/>In this case, it may make sense to power-down parts of the device that aren't going to be in-use if the screen is off: like touch sensors, or gpus. <text:s/></text:p>
      <text:p text:style-name="P46"><text:bookmark text:name="sec-6.2.1"/><text:span text:style-name="Strong_20_Emphasis"><text:span text:style-name="T7">Early Suspend</text:span></text:span></text:p>
      <text:p text:style-name="P46"><text:span text:style-name="Strong_20_Emphasis"><text:span text:style-name="T8"><text:tab/>Early suspend is a mechanism that android introduced into linux kernel. This state is btween really suspend, and trun off screen. After Screen is off, several device such as LCD backlight, gsensor, touchscreen will stop for battery life and functional requirement.</text:span></text:span></text:p>
      <text:p text:style-name="P46"><text:span text:style-name="Strong_20_Emphasis">Late Resume </text:span></text:p>
      <text:p text:style-name="P49"><text:soft-page-break/><text:tab/>Late resume is a mechinism pairs to early suspend, executed after the kernel and system resume finished. It will resume the devices suspended during early suspend.</text:p>
      <text:p text:style-name="P44"/>
      <text:h text:style-name="P64" text:outline-level="3"><text:bookmark text:name="sec-6.4"/><text:span text:style-name="Strong_20_Emphasis"><text:span text:style-name="T11">Early Suspend</text:span></text:span></text:h>
      <text:h text:style-name="P65" text:outline-level="4">in early_suspend(): It will first check was the state still suspend (in case the suspend request was canceled during the time), if abort, this work will quit. If not, this func will call the all of registered early suspend handlers, and call suspend() of these handlers. And then, sync file system, and most important, give up a main_wake_lock, this wake lock is used by wakelock self and early suspend. This wake lock is not a timeout wake lock, so, if this lock is holded, wake lock will going to suspend even these was none of wake lock actived. During this time, the system suspend was not called. Because of early suspend give up the main_wake_lock, so the wake lock can decide if going to suspend the system.</text:h>
      <text:p text:style-name="P63">static void early_suspend(struct work_struct *work)</text:p>
      <text:p text:style-name="P63">{</text:p>
      <text:p text:style-name="P63"><text:s text:c="2"/>struct early_suspend *pos;</text:p>
      <text:p text:style-name="P63"><text:s text:c="2"/>unsigned long irqflags;</text:p>
      <text:p text:style-name="P63"><text:s text:c="2"/>int abort = 0;</text:p>
      <text:p text:style-name="P63"/>
      <text:p text:style-name="P63"><text:s text:c="2"/>mutex_lock(&amp;early_suspend_lock);</text:p>
      <text:p text:style-name="P63"><text:s text:c="2"/>spin_lock_irqsave(&amp;state_lock, irqflags);</text:p>
      <text:p text:style-name="P63"><text:s text:c="2"/>if (state == SUSPEND_REQUESTED)</text:p>
      <text:p text:style-name="P63"><text:s text:c="4"/>state |= SUSPENDED;</text:p>
      <text:p text:style-name="P63"><text:s text:c="2"/>else</text:p>
      <text:p text:style-name="P63"><text:s text:c="4"/>abort = 1;</text:p>
      <text:p text:style-name="P63"><text:s text:c="2"/>spin_unlock_irqrestore(&amp;state_lock, irqflags);</text:p>
      <text:p text:style-name="P63"/>
      <text:p text:style-name="P63"><text:s text:c="2"/>if (abort) {</text:p>
      <text:p text:style-name="P63"><text:s text:c="4"/>if (debug_mask &amp; DEBUG_SUSPEND)</text:p>
      <text:p text:style-name="P63"><text:s text:c="6"/>pr_info("early_suspend: abort, state %dn", state);</text:p>
      <text:p text:style-name="P63"><text:s text:c="4"/>mutex_unlock(&amp;early_suspend_lock);</text:p>
      <text:p text:style-name="P63"><text:s text:c="4"/>goto abort;</text:p>
      <text:p text:style-name="P63"><text:s text:c="2"/>}</text:p>
      <text:p text:style-name="P63"/>
      <text:p text:style-name="P63"><text:s text:c="2"/>if (debug_mask &amp; DEBUG_SUSPEND)</text:p>
      <text:p text:style-name="P63"><text:s text:c="4"/>pr_info("early_suspend: call handlersn");</text:p>
      <text:p text:style-name="P63"><text:s text:c="2"/>list_for_each_entry(pos, &amp;early_suspend_handlers, link) {</text:p>
      <text:p text:style-name="P63"><text:s text:c="4"/>if (pos-&gt;suspend != NULL)</text:p>
      <text:p text:style-name="P63"><text:s text:c="6"/>pos-&gt;suspend(pos);</text:p>
      <text:p text:style-name="P63"><text:s text:c="2"/>}</text:p>
      <text:p text:style-name="P63"><text:s text:c="2"/>mutex_unlock(&amp;early_suspend_lock);</text:p>
      <text:p text:style-name="P63"/>
      <text:p text:style-name="P63"><text:s text:c="2"/>if (debug_mask &amp; DEBUG_SUSPEND)</text:p>
      <text:p text:style-name="P63"><text:s text:c="4"/>pr_info("early_suspend: syncn");</text:p>
      <text:p text:style-name="P63"/>
      <text:p text:style-name="P63"><text:s text:c="2"/>sys_sync();</text:p>
      <text:p text:style-name="P63"><text:s/>abort:</text:p>
      <text:p text:style-name="P63"><text:s text:c="2"/>spin_lock_irqsave(&amp;state_lock, irqflags);</text:p>
      <text:p text:style-name="P63"><text:s text:c="2"/>if (state == SUSPEND_REQUESTED_AND_SUSPENDED)</text:p>
      <text:p text:style-name="P63"><text:s text:c="4"/>wake_unlock(&amp;main_wake_lock);</text:p>
      <text:p text:style-name="P63"><text:s text:c="2"/>spin_unlock_irqrestore(&amp;state_lock, irqflags);</text:p>
      <text:p text:style-name="P62">}</text:p>
      <text:h text:style-name="P61" text:outline-level="3"><text:span text:style-name="Strong_20_Emphasis">Late Resume</text:span></text:h>
      <text:p text:style-name="P55">After all the kernel resume is finished, the user space process and service is running, the wake up of <text:soft-page-break/>system for these reasons:</text:p>
      <text:list xml:id="list8371541157651205481" text:style-name="L3">
        <text:list-item>
          <text:p text:style-name="P87">In CallingIf In Calling, the modem will send command to rild (RING command), and rild will send message to WindowManager and Application to deal with in call event, PowerManagerSerivce also will write "on" to interface to let kernel execute late resume. </text:p>
        </text:list-item>
        <text:list-item>
          <text:p text:style-name="P87">User Key EventWhen system waked by a key event, such as a power key, or menu key, these key event will send to WindowManager, and it will deal with it, if the key is not the key can wake up system, such as return key/home key, the WindowManager will drop the wake lock to let system going to suspend again. if the key is a wake key, the WindowManager will RPC PowerManagerSerivce interface to execute late resume. </text:p>
        </text:list-item>
        <text:list-item>
          <text:p text:style-name="P71">Late Resume will call the resume func in list of early suspend devices. </text:p>
        </text:list-item>
      </text:list>
      <text:p text:style-name="P63">static void late_resume(struct work_struct *work)</text:p>
      <text:p text:style-name="P63">{</text:p>
      <text:p text:style-name="P63"><text:s text:c="2"/>struct early_suspend *pos;</text:p>
      <text:p text:style-name="P63"><text:s text:c="2"/>unsigned long irqflags;</text:p>
      <text:p text:style-name="P63"><text:s text:c="2"/>int abort = 0;</text:p>
      <text:p text:style-name="P63"/>
      <text:p text:style-name="P63"><text:s text:c="2"/>mutex_lock(&amp;early_suspend_lock);</text:p>
      <text:p text:style-name="P63"><text:s text:c="2"/>spin_lock_irqsave(&amp;state_lock, irqflags);</text:p>
      <text:p text:style-name="P63"><text:s text:c="2"/>if (state == SUSPENDED)</text:p>
      <text:p text:style-name="P63"><text:s text:c="4"/>state &amp;= ~SUSPENDED;</text:p>
      <text:p text:style-name="P63"><text:s text:c="2"/>else</text:p>
      <text:p text:style-name="P63"><text:s text:c="4"/>abort = 1;</text:p>
      <text:p text:style-name="P63"><text:s text:c="2"/>spin_unlock_irqrestore(&amp;state_lock, irqflags);</text:p>
      <text:p text:style-name="P63"/>
      <text:p text:style-name="P63"><text:s text:c="2"/>if (abort) {</text:p>
      <text:p text:style-name="P63"><text:s text:c="4"/>if (debug_mask &amp; DEBUG_SUSPEND)</text:p>
      <text:p text:style-name="P63"><text:s text:c="6"/>pr_info("late_resume: abort, state %dn", state);</text:p>
      <text:p text:style-name="P63"><text:s text:c="4"/>goto abort;</text:p>
      <text:p text:style-name="P63"><text:s text:c="2"/>}</text:p>
      <text:p text:style-name="P63"><text:s text:c="2"/>if (debug_mask &amp; DEBUG_SUSPEND)</text:p>
      <text:p text:style-name="P63"><text:s text:c="4"/>pr_info("late_resume: call handlersn");</text:p>
      <text:p text:style-name="P63"><text:s text:c="2"/>list_for_each_entry_reverse(pos, &amp;early_suspend_handlers, link)</text:p>
      <text:p text:style-name="P63"><text:s text:c="4"/>if (pos-&gt;resume != NULL)</text:p>
      <text:p text:style-name="P63"><text:s text:c="6"/>pos-&gt;resume(pos);</text:p>
      <text:p text:style-name="P63"><text:s text:c="2"/>if (debug_mask &amp; DEBUG_SUSPEND)</text:p>
      <text:p text:style-name="P63"><text:s text:c="4"/>pr_info("late_resume: donen");</text:p>
      <text:p text:style-name="P63"><text:s/>abort:</text:p>
      <text:p text:style-name="P63"><text:s text:c="2"/>mutex_unlock(&amp;early_suspend_lock);</text:p>
      <text:p text:style-name="P62">}</text:p>
      <text:h text:style-name="P61" text:outline-level="3"><text:bookmark text:name="sec-6.6"/><text:span text:style-name="Strong_20_Emphasis">Wake Lock</text:span></text:h>
      <text:p text:style-name="P55">Let's see how the wake lock mechinism run, we will focus on file wakelock.c. wake lock have to state, lock or unlock. The Lock have two method:</text:p>
      <text:list xml:id="list5686475152736979288" text:style-name="L4">
        <text:list-item>
          <text:p text:style-name="P88">Unlimited LockThis type of lock will never unlock until some one call unlock </text:p>
        </text:list-item>
        <text:list-item>
          <text:p text:style-name="P72">Wake Lock with TimeoutThis type of lock is alloc with a timeout, is the time expired, this lock will automatic unlock. </text:p>
        </text:list-item>
      </text:list>
      <text:p text:style-name="P55">Also have two type of lock:</text:p>
      <text:list xml:id="list7193947895285116125" text:style-name="L5">
        <text:list-item>
          <text:p text:style-name="P89">WAKE_LOCK_SUSPENDThis type of Lock will prevent system going to suspend. </text:p>
        </text:list-item>
        <text:list-item>
          <text:p text:style-name="P89">WAKE_LOCK_IDLEThis type of Lock not prevent system going to suspend, not a lock can make system wake, I can't figure out why this lock exist.In wake lock functions, there was 3 <text:soft-page-break/>enter pointer can call the suspend() workqueue: </text:p>
          <text:list>
            <text:list-item>
              <text:p text:style-name="P89">In wake_unlock(), if there was none of wake lock after unlock, the suspend started. </text:p>
            </text:list-item>
            <text:list-item>
              <text:p text:style-name="P89">after the timeout timer expired, the callback of timer will be called, in this function, it will check if there no of wake lock, system goto suspend. </text:p>
            </text:list-item>
            <text:list-item>
              <text:p text:style-name="P89">In wake_lock(), if add lock success, it will check if there was none of wake lock, if none of wake lock, it will going to suspend. I think the way check here is unnessary at all, the better way is let wake_lock() wake_unlock() to be atomic, since this check add here also have chance missing the unlock. </text:p>
            </text:list-item>
          </text:list>
        </text:list-item>
        <text:list-item>
          <text:p text:style-name="P73">Wakelock debug </text:p>
        </text:list-item>
      </text:list>
      <text:p text:style-name="P55"><text:tab/>There is a very useful way to enable wake lock's debug information in runtime as below, it will print all wake lock acquire and release information in your console, it's very useful while debugging the suspend/resume issue on android.</text:p>
      <text:p text:style-name="P60">echo 15 &gt; /sys/module/wakelock/parameter/debug_mask</text:p>
      <text:p text:style-name="P44"/>
      <text:p text:style-name="P44"/>
      <text:p text:style-name="P28">- CPU governors</text:p>
      <text:p text:style-name="P48">You have often heard about Android CPU Governors, especially after installing a custom kernel. When you install a custom kernel or even on a stock one, you can use some special apps to overclock and change the CPU governor.</text:p>
      <text:p text:style-name="Text_20_body">The most usual and popular ones are: OnDemand, Performance, Powersave, LagFree, Hotplug, Pegasuq etc. But what do these governors really do? Why are they so important? Well, a governor controlls the frequency of the CPU and the way it changes. Let’s explain what the governors mentioned above really do.</text:p>
      <text:p text:style-name="Text_20_body"><text:span text:style-name="Strong_20_Emphasis">OnDemand</text:span></text:p>
      <text:p text:style-name="Text_20_body">This is the most used governor on Android devices, especially on smartphones. It is a little biased towards high-frequency clocks, so your phone will be fast, responsive and with a good battery life overall. OnDemand is reliable and well-tested, that’s why it is the stock governor when you install a custom kernel</text:p>
      <text:p text:style-name="Text_20_body"><text:span text:style-name="Strong_20_Emphasis">Performance</text:span></text:p>
      <text:p text:style-name="Text_20_body">As the name says, Performance Governor locks the phone’s CPU at its maximum frequency. Whatever you are doing with your phone, be it an easy task or playing intense video games, the frequency of CPU will always be high. This will allow you for a very quick performance with no stutters at all. However, such a high frequency will drain the battery very quickly.</text:p>
      <text:p text:style-name="Text_20_body"><text:span text:style-name="Strong_20_Emphasis">Powersave</text:span></text:p>
      <text:p text:style-name="Text_20_body">Powesave Governor is the opposite of Perfomance. It will lock the phone’s CPU at the lowest frequency possible. This will be good for battery life but the perfomance will be slow and it will probably stutter a lot.</text:p>
      <text:p text:style-name="Text_20_body"><text:soft-page-break/><text:span text:style-name="Strong_20_Emphasis">LagFree</text:span></text:p>
      <text:p text:style-name="Text_20_body">Even though the name is LagFree, this governor will not always provide a smooth performance. It doesn’t skip any frequency step when going down or up, so there will be a latency when going from the lowest to the highest frequency possible. However, this governor provides a very good battery life.</text:p>
      <text:p text:style-name="Text_20_body"><text:span text:style-name="Strong_20_Emphasis">Hotplug</text:span></text:p>
      <text:p text:style-name="Text_20_body">This governor is quite clever when it comes to changing the frequency of the CPU. It is very precise and changes the frequency based on the CPU’s load. An interesting feature of this governor is the ability to turn off unused cores of CPU. So, if you have a quad core phone, only two cores will be turned on if there’s no heavy task to accomplish. This greatly increases battery life.</text:p>
      <text:p text:style-name="Text_20_body"><text:span text:style-name="Strong_20_Emphasis">Lazy</text:span></text:p>
      <text:p text:style-name="Text_20_body">Another interesting governor is Lazy. Lazy Governor has an additional min_time_state parameter. This parameter specifies the amount of time the CPU stays at a frequency before changing to another one. If you open a game or something which requires a lot of power, the CPU will wait for as long as you have specified before going to the highest frequency.</text:p>
      <text:p text:style-name="Text_20_body"/>
      <text:p text:style-name="P29">- cpu frequency ranges</text:p>
      <text:p text:style-name="P56"/>
      <text:p text:style-name="P30">- Linux power management vs Android power maangement</text:p>
      <text:p text:style-name="P57"/>
      <text:p text:style-name="P57"/>
      <text:p text:style-name="P31"><text:line-break/>- Additional components  in android respect to linux kernel<text:line-break/>- How the device and driver recognize in the device tree<text:line-break/>- USB gadget drivers<text:line-break/>- How many i2c devices connect</text:p>
      <text:p text:style-name="P58">7 bits for I2C addresses allow only 127 different addresses where only 112 can actually be used. Some I2C devices on the board, despite address pins, have the same address. This resulted in few upgrades to the standard-mode I2C specifications:</text:p>
      <text:list xml:id="list2965409927718747270" text:style-name="L6">
        <text:list-item>
          <text:p text:style-name="P90">Fast Mode – supports transfer rates up to 400 kbit/s </text:p>
        </text:list-item>
        <text:list-item>
          <text:p text:style-name="P90">High-speed mode (Hs-mode) – supports transfer rates up to 3.4 Mbit/s </text:p>
        </text:list-item>
        <text:list-item>
          <text:p text:style-name="P74">10-bit addressing – supports up to 1024 I2C addresses </text:p>
        </text:list-item>
      </text:list>
      <text:p text:style-name="P32"><text:line-break/>- I2C organization in linux<text:line-break/>- Mutex and semaphores<text:line-break/>- Types of spin locks <text:line-break/>    - Concurrent work queues<text:line-break/>    - Memory barriers<text:line-break/><text:soft-page-break/>    - which spin lock is uesd between process and bottom half and hard and soft interruuts</text:p>
      <text:p text:style-name="P15"><text:span text:style-name="T19">Loc</text:span>king Between Tasklets</text:p>
      <text:p text:style-name="P16"><text:span text:style-name="T19">Sometimes </text:span>a tasklet might want to share data with <text:span text:style-name="T20">a</text:span>nother tasklet, or a bottom half .</text:p>
      <text:p text:style-name="P17"/>
      <text:p text:style-name="P39">The same Tasklet</text:p>
      <text:p text:style-name="P38"><text:span text:style-name="T7">since a tasklet is never run on two CPUs at once , you don't need to worry about your tasklet being reentrant (running twise at once ), even on SMP</text:span>.</text:p>
      <text:p text:style-name="P39">Different Tasklets</text:p>
      <text:p text:style-name="P51">If another tasklet (or Bottom half, such as a timer ) wants to share data with your tasklet , you will both need to use <text:span text:style-name="T21">spin_lock()</text:span> and <text:span text:style-name="T21">spin_unlock()</text:span> calls. <text:span text:style-name="T22">spin_lock_bh()</text:span> is <text:span text:style-name="T22">unnecessary </text:span>here , as you are already in a tasklet , and none will be run on the same CPU.</text:p>
      <text:p text:style-name="P40">Locking Between Softirqs</text:p>
      <text:p text:style-name="P50">often <text:s/>a softirq might want to share data with itself, a tasklet , or a bottom half.</text:p>
      <text:p text:style-name="P40">The same softirq</text:p>
      <text:p text:style-name="P50">the same softirq can run on the other CPUs. You can use a pre-CPU <text:s/>array for better performance. If you're going so far as to use a softirq, you probably care about scalable performance enough to justify the extra complexity</text:p>
      <text:p text:style-name="P50">You'll need to use <text:span text:style-name="T21">spin_lock()</text:span> and <text:span text:style-name="T21">spin_unlock()</text:span> for shared data.</text:p>
      <text:p text:style-name="P52"/>
      <text:p text:style-name="P36"><text:line-break/>- How to debug the kernel crash if the PC is got corrupted<text:line-break/></text:p>
      <text:p text:style-name="P36">- How to debug the kernel crash if the PC only available and no call stack available<text:line-break/></text:p>
      <text:p text:style-name="P59"><text:span text:style-name="T12">- print HELLO WORLD 5 times without using the loop and goto<text:line-break/></text:span><text:span text:style-name="Source_20_Text">#include &lt;stdio.h&gt;</text:span></text:p>
      <text:p text:style-name="Standard"><text:span text:style-name="Source_20_Text">void</text:span> <text:span text:style-name="Source_20_Text">printName(char* name,int</text:span> <text:span text:style-name="Source_20_Text">count) </text:span></text:p>
      <text:p text:style-name="Standard"><text:span text:style-name="Source_20_Text">{ </text:span></text:p>
      <text:p text:style-name="Standard"><text:span text:style-name="Source_20_Text"><text:tab/>printf("%03d : %s\n",count+1,name); </text:span></text:p>
      <text:p text:style-name="Standard"><text:span text:style-name="Source_20_Text"><text:tab/>count+=1; </text:span></text:p>
      <text:p text:style-name="Standard"><text:span text:style-name="Source_20_Text"><text:tab/>if(count&lt;10) </text:span></text:p>
      <text:p text:style-name="Standard"><text:span text:style-name="Source_20_Text"><text:tab/><text:tab/>printName(name,count); </text:span></text:p>
      <text:p text:style-name="Standard"><text:span text:style-name="Source_20_Text">} </text:span></text:p>
      <text:p text:style-name="Standard"><text:span text:style-name="Source_20_Text">int</text:span> <text:span text:style-name="Source_20_Text">main() </text:span></text:p>
      <text:p text:style-name="Standard"><text:span text:style-name="Source_20_Text">{ </text:span></text:p>
      <text:p text:style-name="Standard"><text:span text:style-name="Source_20_Text"><text:tab/>char</text:span> <text:span text:style-name="Source_20_Text">name[50];</text:span></text:p>
      <text:p text:style-name="Standard"><text:span text:style-name="Source_20_Text"><text:tab/>printf("\nEnter you name :"); </text:span></text:p>
      <text:p text:style-name="Standard"><text:span text:style-name="Source_20_Text"><text:tab/>scanf("%s",name); </text:span></text:p>
      <text:p text:style-name="Standard"><text:soft-page-break/><text:span text:style-name="Source_20_Text"><text:tab/>printName(name,0); </text:span></text:p>
      <text:p text:style-name="Standard"><text:span text:style-name="Source_20_Text"><text:tab/>return</text:span> <text:span text:style-name="Source_20_Text">0; </text:span></text:p>
      <text:p text:style-name="Standard"><text:span text:style-name="Source_20_Text">}</text:span></text:p>
      <text:p text:style-name="P36"/>
      <text:p text:style-name="P36">- Check whether the number is multiply by 4 or not without using any *,/,% operators<text:line-break/></text:p>
      <text:p text:style-name="P59"/>
      <text:p text:style-name="P59"/>
      <text:p text:style-name="P59"><text:span text:style-name="T12">- write a c program to find the Loop in the linked list, what if the loop is at the starting node<text:line-break/></text:span><text:span text:style-name="Strong_20_Emphasis">Fastest method<text:line-break/></text:span>Have 2 pointers to start of the linked list. Increment one pointer by 1 node and the other by 2 nodes. If there's a loop, the 2nd pointer will meet the 1st pointer somewhere. If it does, then you know there's one.</text:p>
      <text:p text:style-name="Text_20_body">Here is some code<text:line-break/>p=head;</text:p>
      <text:p text:style-name="Text_20_body">q=head-&gt;next;<text:line-break/>while(p!=NULL &amp;&amp; q!=NULL)</text:p>
      <text:p text:style-name="Text_20_body">{ </text:p>
      <text:p text:style-name="Text_20_body">if(p==q) { //Loop detected! exit(0); } </text:p>
      <text:p text:style-name="Text_20_body">p=p-&gt;next; </text:p>
      <text:p text:style-name="Text_20_body">q=(q-&gt;next)?(q-&gt;next-&gt;next):q-&gt;next;</text:p>
      <text:p text:style-name="Text_20_body">}<text:line-break/>// No loop.</text:p>
      <text:p text:style-name="P33"/>
      <text:p text:style-name="P33"/>
      <text:p text:style-name="P33"/>
      <text:p text:style-name="P33">- Write a logic for reverse of single linked list</text:p>
      <text:p text:style-name="P18">static void reverse(struct node ** head_ref) </text:p>
      <text:p text:style-name="P18">{ </text:p>
      <text:p text:style-name="P18"/>
      <text:p text:style-name="P18"><text:s text:c="8"/>struct node *prv <text:s/>= NULL; </text:p>
      <text:p text:style-name="P18"><text:s text:c="8"/>struct node *current = *head_ref; </text:p>
      <text:p text:style-name="P18"><text:s text:c="8"/>struct node *next; </text:p>
      <text:p text:style-name="P18"/>
      <text:p text:style-name="P18"><text:s text:c="8"/>while(current != NULL) </text:p>
      <text:p text:style-name="P18"><text:s text:c="8"/>{ </text:p>
      <text:p text:style-name="P18"><text:s text:c="16"/>next = current-&gt;next; </text:p>
      <text:p text:style-name="P18"><text:s text:c="16"/>current-&gt;next = prv; </text:p>
      <text:p text:style-name="P18"><text:soft-page-break/><text:s text:c="16"/>prv = current ; </text:p>
      <text:p text:style-name="P18"><text:s text:c="16"/>current = next; </text:p>
      <text:p text:style-name="P18"><text:s text:c="8"/>} </text:p>
      <text:p text:style-name="P18"><text:s text:c="8"/>*head_ref = prv; </text:p>
      <text:p text:style-name="P18">} </text:p>
      <text:p text:style-name="P18"/>
      <text:p text:style-name="P18"/>
      <text:p text:style-name="P34">F2F discussion:</text:p>
      <text:p text:style-name="P23"><text:s/><text:span text:style-name="T2">Most questions asked in my projects with detailed explanation. (Less questions are generic), Rest of the questions are as follows:</text:span></text:p>
      <text:p text:style-name="P24">- Linux power management</text:p>
      <text:p text:style-name="P24">- DVFS, how the scaling is happening here and what bases </text:p>
      <text:p text:style-name="P24">- operating points</text:p>
      <text:p text:style-name="P24">- CPU idle</text:p>
      <text:p text:style-name="P23"><text:s/><text:span text:style-name="T2">- C states</text:span></text:p>
      <text:p text:style-name="P23"><text:s/><text:span text:style-name="T2">- - Volatile </text:span></text:p>
      <text:p text:style-name="P23"><text:s/><text:span text:style-name="T2">- In case of volatile, how the compiler takes the data every time from memory, not from the cache</text:span></text:p>
      <text:p text:style-name="P24">- C Memory layout</text:p>
      <text:p text:style-name="P23"><text:s/><text:span text:style-name="T2">- Static variables and static functions</text:span></text:p>
      <text:p text:style-name="P23"><text:s/><text:span text:style-name="T2">- In which segment does static int a[10]={0}; will store</text:span></text:p>
      <text:p text:style-name="P23"><text:s/><text:span text:style-name="T2">- Inserting the node in the single linked list</text:span></text:p>
      <text:p text:style-name="P23"><text:s/><text:span text:style-name="T2">- Insert the nodes in the ascending order</text:span></text:p>
      <text:p text:style-name="P23"><text:s/><text:span text:style-name="T2">- Return value of malloc success and fail cases</text:span></text:p>
      <text:p text:style-name="P23"><text:s/></text:p>
      <text:p text:style-name="P47"/>
      <text:p text:style-name="P18"/>
      <text:p text:style-name="P18"/>
      <text:p text:style-name="P18"/>
      <text:p text:style-name="P35">which spin lock is uesd between process and bottom half and hard and soft interruuts</text:p>
      <text:p text:style-name="P53">locking Between User Context and Bottom Half</text:p>
      <text:p text:style-name="P54">if a bottom half shares data with user context , you have two problems ,</text:p>
      <text:p text:style-name="P54">Firstly , the current user context can be interrupted by a bottom half , </text:p>
      <text:p text:style-name="P54">Secondly , the critical region could be entered from another <text:s/>CPU .</text:p>
      <text:p text:style-name="P54">This where spin_lock_bh()(include/linux/spinlock.h) is used.</text:p>
      <text:p text:style-name="P54"><text:soft-page-break/>It disable bottom halves on that CPU, then grabs the lock.spin_unlock_bh() does the reverse.</text:p>
      <text:p text:style-name="P22"><text:span text:style-name="T9">Loc</text:span>king Between HardIRQ and Softirqs /Tasklets/BHs</text:p>
      <text:p text:style-name="P20"><text:tab/>If a hardw are irq handler shares data with a softirq, you have two concerns. Firstly , the softirq processing can be interrupted by a hardware interrupt, and secondly, the critical region could be entered by a hardware interrupt on another CPU. This is where spin_lock_irq() is used. It is defined to disable interrupts on that cpu, then grab the lock. spin_unlock_irq()does the r<text:span text:style-name="T23">e</text:span>verse.</text:p>
      <text:p text:style-name="P21"><text:tab/>This works perfectly for UP as well: the spinlock vanishes, and this macro simply becomes local_irq_disable() (include/asm/smp.h), which protects you from the softirq/tasklet/BH being run. </text:p>
      <text:p text:style-name="P21">spin_lock_irqsave() ( include/linux/spinlock.h)is a variant which saves whether interrupts were on or off in a flags word,which is passed to spin_lock_irqrestore(). This means that the same code can be used inside an hard irq handler (where interrupts are already off) and in softirqs(where th<text:span text:style-name="T23">e </text:span>irq disabling is required).</text:p>
      <text:p text:style-name="P53"/>
      <text:p text:style-name="P53"/>
      <text:p text:style-name="P53"/>
      <text:p text:style-name="P53"/>
      <text:p text:style-name="P53"/>
      <text:p text:style-name="P53"/>
      <text:p text:style-name="P53"/>
      <text:p text:style-name="P54"/>
      <text:p text:style-name="P53"/>
      <text:p text:style-name="P53"/>
      <text:p text:style-name="P53"/>
      <text:p text:style-name="P53"/>
      <text:p text:style-name="P77"><text:span text:style-name="T2">- ARM architecture</text:span></text:p>
      <text:p text:style-name="P78"><text:span text:style-name="Source_20_Text"><text:span text:style-name="T24">Offset Handler<text:line-break/>===============<text:line-break/>00 Reset <text:line-break/>04 Undefined Instruction<text:line-break/>08 Supervisor Call (SVC)<text:line-break/>0C Prefetch Abort<text:line-break/>10 Data Abort<text:line-break/>14 (Reserved)<text:line-break/>18 Interrupt (IRQ)<text:line-break/>1C Fast Interrupt (FIQ)</text:span></text:span></text:p>
      <text:p text:style-name="Text_20_body"><text:soft-page-break/>Whenever Interrupt comes instruction at address 18 is executed </text:p>
      <text:p text:style-name="Text_20_body">So is it true that it is first instruction executed when interrupts comes??</text:p>
      <text:p text:style-name="Text_20_body">Or as I read somewhere whenever interrupts comes <text:span text:style-name="Strong_20_Emphasis">first it moves from user mode to IRQ mode and cpsr is copied to </text:span><text:span text:style-name="Strong_20_Emphasis"><text:span text:style-name="T25">spsr_IRQ</text:span></text:span> but it happen without an instruction .</text:p>
      <text:p text:style-name="Text_20_body">After that current instruction is replaced <text:span text:style-name="T26">with a </text:span><text:span text:style-name="Source_20_Text"><text:span text:style-name="T27">blx 0x18</text:span></text:span></text:p>
      <text:p text:style-name="Text_20_body"><text:span text:style-name="T28">Q.</text:span>How and where we do need to set the stack for different mode e.g for IRQ mode and Supervisior mode??</text:p>
      <text:p text:style-name="P78"/>
      <text:p text:style-name="P78"/>
      <text:h text:style-name="P91" text:outline-level="3"><text:bookmark text:name="-100000"/>Debugging</text:h>
      <text:p text:style-name="Text_20_body"><text:bookmark text:name="To collect"/>To collect I<text:span text:style-name="T29">2</text:span><text:bookmark text:name="on a"/>C-specific debugging messages, turn on a relevant combination of <text:bookmark text:name="debugging messages"/>I2C Core debugging messages, I2C Algorithm debugging messages, I2C Bus debugging messages, and I2C Chip debugging messages under Device Drivers -<text:span text:style-name="T28">&gt;</text:span>I2C Support in the kernel configuration menu. Similarly, for SPI debugging, turn on Debug Support for SPI drivers under Device Drivers <text:s/>-<text:span text:style-name="T28">&gt; </text:span>SPI Support</text:p>
      <text:p text:style-name="Text_20_body">To understand the flow of I<text:span text:style-name="T29">2</text:span>C packets on the bus, connect an I<text:span text:style-name="T29">2</text:span><text:bookmark text:name="while running"/>C bus analyzer to your board as we did while running <text:a xlink:type="simple" xlink:href="http://www.embeddedlinux.org.cn/essentiallinuxdevicedrivers/final/ch08lev1sec3.html#ch08ex01">Listing 8.1</text:a><text:bookmark text:name="called i"/>. The lm-sensors package contains a tool called i2cdump that dumps register contents of devices on the I<text:span text:style-name="T29">2</text:span>C bus.</text:p>
      <text:p text:style-name="P78"/>
      <text:p text:style-name="P79">Q.What is the reson local variables are stored in Stack?</text:p>
      <text:p text:style-name="P79"><text:tab/>-&gt; in a stack the memory gets managed for you , you dont have to allocate memory by hand or free it once you dont need it any more.</text:p>
      <text:p text:style-name="P79"><text:tab/>-&gt; reading from writing to stack variables is very fast because the CPU organizes stack memory pretty efficiently.</text:p>
      <text:h text:style-name="P93" text:outline-level="2">Q.The Entry Point of the Driver?</text:h>
      <text:p text:style-name="P79">This entry point is called “<text:span text:style-name="Source_20_Text"><text:span text:style-name="T30">DriverEntry</text:span></text:span><text:span text:style-name="T30">() in Windows</text:span>” and “<text:span text:style-name="Source_20_Text"><text:span text:style-name="T10">init_module</text:span></text:span><text:span text:style-name="T10">() in Linux</text:span>”. When the operating system loads the device driver, this driver entry procedure is called. </text:p>
      <text:p text:style-name="P84"><text:span text:style-name="T15"><text:tab/></text:span>There is some global initialization that every driver needs to perform only once when it is loaded for the first time. This global initialization is the responsibility of the <text:span text:style-name="Source_20_Text">DriverEntry</text:span>()/<text:span text:style-name="Source_20_Text">init_module</text:span>() routine. The entry function also registers which driver callbacks will be called by the operating system. These driver callbacks are operating system requests for services from the driver. In Windows, these callbacks are called <text:span text:style-name="Emphasis">dispatch routines</text:span>, and in Linux they are called <text:span text:style-name="Emphasis">file operations.</text:span></text:p>
      <text:p text:style-name="P79"/>
      <text:h text:style-name="P95" text:outline-level="1"><text:soft-page-break/><text:span text:style-name="T31">Q.</text:span><text:a xlink:type="simple" xlink:href="https://stackoverflow.com/questions/43204778/difference-between-kernel-loadaddress-and-entry-point">Difference between kernel loadaddress and entry point</text:a></text:h>
      <text:p text:style-name="P66"><text:tab/>Load Address is RAM location where the kernel binary image is to be copied. </text:p>
      <text:p text:style-name="P66"><text:tab/>Entry Point is the Location of the copied binary to be executed by uboot to boot kernel.</text:p>
      <text:p text:style-name="P79"/>
      <text:h text:style-name="P94" text:outline-level="1"><text:span text:style-name="T32">Q.</text:span><text:a xlink:type="simple" xlink:href="https://stackoverflow.com/questions/1957099/how-do-free-and-malloc-work-in-c">How do free and malloc work in C?</text:a></text:h>
      <text:p text:style-name="P78"/>
      <text:p text:style-name="P67"><text:span text:style-name="T16"><text:tab/>“</text:span><text:span text:style-name="Emphasis">When memory allocation is done, the actual heap space allocated is one word larger than the requested memory. The extra word is used to store the size of the allocation and is later used by free( )”.</text:span></text:p>
      <text:p text:style-name="P78"><text:tab/>“One obvious place would be to store it just before the returned pointer. It could allocate a block that is a few bytes larger than requested, store the size in the first word, then return to you a pointer to the second word”.</text:p>
      <text:p text:style-name="P78"/>
      <text:p text:style-name="P78"/>
      <text:p text:style-name="P80"><text:span text:style-name="T1">Q.#define<text:tab/>cptr<text:tab/>char * </text:span></text:p>
      <text:p text:style-name="P80"><text:span text:style-name="T1"><text:s text:c="3"/>typedef<text:tab/>char* <text:s/>ptr<text:tab/></text:span></text:p>
      <text:p text:style-name="P80"><text:span text:style-name="T1">cptr a,b,c, what is the size of “cptr”, </text:span></text:p>
      <text:p text:style-name="P81"><text:span text:style-name="T1">ptr </text:span><text:span text:style-name="T3">x,y,z what is the size of “ptr “</text:span></text:p>
      <text:p text:style-name="P81"><text:span text:style-name="T3">ans:-</text:span></text:p>
      <text:p text:style-name="P81"><text:span text:style-name="T3">sizeof cptr - a=8</text:span></text:p>
      <text:p text:style-name="P81"><text:span text:style-name="T3">sizeof cptr - b=1</text:span></text:p>
      <text:p text:style-name="P81"><text:span text:style-name="T3">sizeof cptr - c=1</text:span></text:p>
      <text:p text:style-name="P81"><text:span text:style-name="T3">sizeof ptr - x=8</text:span></text:p>
      <text:p text:style-name="P81"><text:span text:style-name="T3">sizeof ptr - y=8</text:span></text:p>
      <text:p text:style-name="P81"><text:span text:style-name="T3">sizeof ptr - z=8 </text:span></text:p>
      <text:p text:style-name="P81"/>
      <text:p text:style-name="P82"><text:span text:style-name="T1">Q. If sizeof operator is used on a pointer in c, will it tell the size of memory block allocated to it?</text:span></text:p>
      <text:p text:style-name="P82"><text:span text:style-name="T1">Ans:-</text:span></text:p>
      <text:p text:style-name="P82"><text:span text:style-name="T1">sizeof is compile time operator , memory allocated to pointers happen at run time , so it is not possible.</text:span></text:p>
      <text:p text:style-name="P83"><text:soft-page-break/><text:span text:style-name="T1">Q. is it ok to pass un-assigned and uninstialized pointer to realloc() method in c?</text:span></text:p>
      <text:p text:style-name="P83"><text:span text:style-name="T1">Ans:-</text:span></text:p>
      <text:p text:style-name="P83"><text:span text:style-name="T1">NO</text:span></text:p>
      <text:p text:style-name="P83"><text:span text:style-name="T1">we should not pass <text:s/>un-assigned and uninstialized pointer to realloc , it is dangerous.</text:span></text:p>
      <text:p text:style-name="P8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erif"/>
    <style:font-face style:name="calibri1" svg:font-family="calibri, sans-serif"/>
    <style:font-face style:name="monospace" svg:font-family="monospace"/>
    <style:font-face style:name="sans-serif" svg:font-family="sans-serif"/>
    <style:font-face style:name="serif" svg:font-family="serif"/>
    <style:font-face style:name="FreeSans1" svg:font-family="FreeSans" style:font-family-generic="swiss"/>
    <style:font-face style:name="calibri" svg:font-family="calibri, sans-serif" style:font-family-generic="swiss"/>
    <style:font-face style:name="sans-serif1" svg:font-family="sans-serif"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4:27:36.200896292</meta:creation-date>
    <dc:date>2017-10-23T17:34:55.181621492</dc:date>
    <meta:editing-duration>PT7H17M12S</meta:editing-duration>
    <meta:editing-cycles>10</meta:editing-cycles>
    <meta:generator>LibreOffice/4.2.8.2$Linux_X86_64 LibreOffice_project/420m0$Build-2</meta:generator>
    <meta:document-statistic meta:table-count="0" meta:image-count="0" meta:object-count="0" meta:page-count="14" meta:paragraph-count="323" meta:word-count="3600" meta:character-count="22209" meta:non-whitespace-character-count="18517"/>
  </office:meta>
</office:document-meta>
</file>